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63b9d"/>
    </style:style>
    <style:style style:name="P2" style:family="paragraph" style:parent-style-name="Standard">
      <style:text-properties officeooo:paragraph-rsid="002c9900"/>
    </style:style>
    <style:style style:name="P3" style:family="paragraph" style:parent-style-name="Text_20_body">
      <style:text-properties officeooo:paragraph-rsid="001fe85a"/>
    </style:style>
    <style:style style:name="P4" style:family="paragraph" style:parent-style-name="Text_20_body">
      <style:text-properties officeooo:rsid="0073a137" officeooo:paragraph-rsid="0073a137"/>
    </style:style>
    <style:style style:name="P5" style:family="paragraph" style:parent-style-name="Text_20_body">
      <style:paragraph-properties fo:margin-left="0cm" fo:margin-right="0cm" fo:text-indent="0cm" style:auto-text-indent="false"/>
      <style:text-properties officeooo:rsid="0074199c" officeooo:paragraph-rsid="0074199c"/>
    </style:style>
    <style:style style:name="P6" style:family="paragraph" style:parent-style-name="Text_20_body">
      <style:paragraph-properties fo:margin-left="0cm" fo:margin-right="0cm" fo:text-indent="0cm" style:auto-text-indent="false"/>
      <style:text-properties officeooo:paragraph-rsid="0074199c"/>
    </style:style>
    <style:style style:name="P7" style:family="paragraph" style:parent-style-name="Heading_20_1" style:list-style-name="WWNum4" style:master-page-name="Standard">
      <style:paragraph-properties fo:margin-left="0cm" fo:margin-right="0cm" fo:margin-top="0.423cm" fo:margin-bottom="0.212cm" style:contextual-spacing="false" fo:text-indent="0cm" style:auto-text-indent="false" style:page-number="auto"/>
    </style:style>
    <style:style style:name="P8" style:family="paragraph" style:parent-style-name="Heading_20_2" style:list-style-name="WWNum4">
      <style:paragraph-properties fo:margin-left="0cm" fo:margin-right="0cm" fo:text-indent="0cm" style:auto-text-indent="false"/>
    </style:style>
    <style:style style:name="P9" style:family="paragraph" style:parent-style-name="Heading_20_2" style:list-style-name="WWNum4">
      <style:paragraph-properties fo:margin-left="0cm" fo:margin-right="0cm" fo:text-indent="0cm" style:auto-text-indent="false"/>
      <style:text-properties officeooo:paragraph-rsid="001fe85a"/>
    </style:style>
    <style:style style:name="P10" style:family="paragraph" style:parent-style-name="Heading_20_2">
      <style:text-properties officeooo:paragraph-rsid="0019cff3"/>
    </style:style>
    <style:style style:name="P11" style:family="paragraph" style:parent-style-name="Heading_20_2">
      <style:text-properties officeooo:paragraph-rsid="006986f8"/>
    </style:style>
    <style:style style:name="P12" style:family="paragraph" style:parent-style-name="Text_20_body" style:list-style-name="L1">
      <style:text-properties officeooo:paragraph-rsid="00152174"/>
    </style:style>
    <style:style style:name="P13" style:family="paragraph" style:parent-style-name="Text_20_body" style:list-style-name="L1">
      <style:text-properties officeooo:paragraph-rsid="002e547f"/>
    </style:style>
    <style:style style:name="P14" style:family="paragraph" style:parent-style-name="Text_20_body" style:list-style-name="L1">
      <style:text-properties officeooo:rsid="00575344" officeooo:paragraph-rsid="00575344"/>
    </style:style>
    <style:style style:name="P15" style:family="paragraph" style:parent-style-name="Text_20_body" style:list-style-name="L2">
      <style:text-properties officeooo:rsid="00575344" officeooo:paragraph-rsid="00575344"/>
    </style:style>
    <style:style style:name="P16" style:family="paragraph" style:parent-style-name="Text_20_body" style:list-style-name="L1">
      <style:text-properties officeooo:rsid="005365c3" officeooo:paragraph-rsid="005365c3"/>
    </style:style>
    <style:style style:name="P17" style:family="paragraph" style:parent-style-name="Text_20_body" style:list-style-name="L1">
      <style:text-properties officeooo:rsid="003dba2e" officeooo:paragraph-rsid="003dba2e"/>
    </style:style>
    <style:style style:name="P18" style:family="paragraph" style:parent-style-name="Text_20_body" style:list-style-name="L2"/>
    <style:style style:name="P19" style:family="paragraph" style:parent-style-name="Text_20_body" style:list-style-name="L2">
      <style:text-properties officeooo:paragraph-rsid="00352130"/>
    </style:style>
    <style:style style:name="P20" style:family="paragraph" style:parent-style-name="Text_20_body" style:list-style-name="L2">
      <style:text-properties officeooo:paragraph-rsid="0033516b"/>
    </style:style>
    <style:style style:name="P21" style:family="paragraph" style:parent-style-name="Text_20_body" style:list-style-name="L2">
      <style:text-properties officeooo:paragraph-rsid="001fe85a"/>
    </style:style>
    <style:style style:name="P22" style:family="paragraph" style:parent-style-name="Text_20_body" style:list-style-name="L2">
      <style:text-properties officeooo:rsid="002376ec" officeooo:paragraph-rsid="002376ec"/>
    </style:style>
    <style:style style:name="P23" style:family="paragraph" style:parent-style-name="Text_20_body" style:list-style-name="L3">
      <style:text-properties officeooo:paragraph-rsid="00663f90"/>
    </style:style>
    <style:style style:name="P24" style:family="paragraph" style:parent-style-name="Text_20_body" style:list-style-name="L3">
      <style:text-properties officeooo:rsid="0066fbd6" officeooo:paragraph-rsid="0066fbd6"/>
    </style:style>
    <style:style style:name="P25" style:family="paragraph" style:parent-style-name="Text_20_body" style:list-style-name="L4">
      <style:text-properties officeooo:paragraph-rsid="006986f8"/>
    </style:style>
    <style:style style:name="P26" style:family="paragraph" style:parent-style-name="Text_20_body" style:list-style-name="L4">
      <style:text-properties officeooo:rsid="006986f8" officeooo:paragraph-rsid="006986f8"/>
    </style:style>
    <style:style style:name="P27" style:family="paragraph" style:parent-style-name="Text_20_body" style:list-style-name="L4">
      <style:text-properties officeooo:rsid="006d1f62" officeooo:paragraph-rsid="006d1f62"/>
    </style:style>
    <style:style style:name="T1" style:family="text">
      <style:text-properties fo:font-weight="bold" style:font-weight-asian="bold" style:font-weight-complex="bold"/>
    </style:style>
    <style:style style:name="T2" style:family="text">
      <style:text-properties fo:font-weight="bold" officeooo:rsid="002c9900" style:font-weight-asian="bold" style:font-weight-complex="bold"/>
    </style:style>
    <style:style style:name="T3" style:family="text">
      <style:text-properties fo:font-weight="bold" officeooo:rsid="0074199c" style:font-weight-asian="bold" style:font-weight-complex="bold"/>
    </style:style>
    <style:style style:name="T4" style:family="text">
      <style:text-properties fo:font-size="12pt" style:letter-kerning="false" style:font-name-asian="SimSun" style:font-size-asian="12pt" style:font-name-complex="Arial" style:font-size-complex="12pt"/>
    </style:style>
    <style:style style:name="T5" style:family="text">
      <style:text-properties fo:font-weight="normal" style:font-weight-asian="normal" style:font-weight-complex="normal"/>
    </style:style>
    <style:style style:name="T6" style:family="text">
      <style:text-properties fo:font-weight="normal" officeooo:rsid="002c9900" style:font-weight-asian="normal" style:font-weight-complex="normal"/>
    </style:style>
    <style:style style:name="T7" style:family="text">
      <style:text-properties officeooo:rsid="00132469"/>
    </style:style>
    <style:style style:name="T8" style:family="text">
      <style:text-properties style:use-window-font-color="true" loext:opacity="0%" style:font-name="Calibri" fo:font-size="12pt" fo:language="en" fo:country="US" style:letter-kerning="false" style:font-name-asian="SimSun" style:font-size-asian="12pt" style:language-asian="zh" style:country-asian="CN" style:font-name-complex="Arial" style:font-size-complex="12pt" style:language-complex="hi" style:country-complex="IN"/>
    </style:style>
    <style:style style:name="T9" style:family="text">
      <style:text-properties style:use-window-font-color="true" loext:opacity="0%" style:font-name="Calibri" fo:font-size="12pt" fo:language="en" fo:country="US" officeooo:rsid="001fe85a" style:letter-kerning="false" style:font-name-asian="SimSun" style:font-size-asian="12pt" style:language-asian="zh" style:country-asian="CN" style:font-name-complex="Arial" style:font-size-complex="12pt" style:language-complex="hi" style:country-complex="IN"/>
    </style:style>
    <style:style style:name="T10" style:family="text">
      <style:text-properties style:use-window-font-color="true" loext:opacity="0%" style:font-name="Calibri" fo:font-size="12pt" fo:language="en" fo:country="US" officeooo:rsid="00219bd4" style:letter-kerning="false" style:font-name-asian="SimSun" style:font-size-asian="12pt" style:language-asian="zh" style:country-asian="CN" style:font-name-complex="Arial" style:font-size-complex="12pt" style:language-complex="hi" style:country-complex="IN"/>
    </style:style>
    <style:style style:name="T11" style:family="text">
      <style:text-properties style:use-window-font-color="true" loext:opacity="0%" style:font-name="Calibri" fo:font-size="12pt" fo:language="en" fo:country="US" officeooo:rsid="00352130" style:letter-kerning="false" style:font-name-asian="SimSun" style:font-size-asian="12pt" style:language-asian="zh" style:country-asian="CN" style:font-name-complex="Arial" style:font-size-complex="12pt" style:language-complex="hi" style:country-complex="IN"/>
    </style:style>
    <style:style style:name="T12" style:family="text">
      <style:text-properties style:use-window-font-color="true" loext:opacity="0%" style:font-name="Calibri" fo:font-size="12pt" fo:language="en" fo:country="US" officeooo:rsid="003b9ffc" style:letter-kerning="false" style:font-name-asian="SimSun" style:font-size-asian="12pt" style:language-asian="zh" style:country-asian="CN" style:font-name-complex="Arial" style:font-size-complex="12pt" style:language-complex="hi" style:country-complex="IN"/>
    </style:style>
    <style:style style:name="T13" style:family="text">
      <style:text-properties style:use-window-font-color="true" loext:opacity="0%" style:font-name="Liberation Sans" fo:font-size="16pt" fo:language="en" fo:country="US" fo:font-weight="bold" officeooo:rsid="001fe85a"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4" style:family="text">
      <style:text-properties style:use-window-font-color="true" loext:opacity="0%" style:font-name="Liberation Sans" fo:font-size="16pt" fo:language="en" fo:country="US" fo:font-weight="bold" officeooo:rsid="0049364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5" style:family="text">
      <style:text-properties style:use-window-font-color="true" loext:opacity="0%" style:font-name="Liberation Sans" fo:font-size="16pt" fo:language="en" fo:country="US" fo:font-weight="bold" officeooo:rsid="00574a6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6" style:family="text">
      <style:text-properties style:use-window-font-color="true" loext:opacity="0%" style:font-name="Liberation Sans" fo:font-size="16pt" fo:language="en" fo:country="US" fo:font-weight="bold" officeooo:rsid="0019cff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7" style:family="text">
      <style:text-properties officeooo:rsid="001fe85a"/>
    </style:style>
    <style:style style:name="T18" style:family="text">
      <style:text-properties officeooo:rsid="00219bd4"/>
    </style:style>
    <style:style style:name="T19" style:family="text">
      <style:text-properties officeooo:rsid="0022e1c9"/>
    </style:style>
    <style:style style:name="T20" style:family="text">
      <style:text-properties officeooo:rsid="0023c74b"/>
    </style:style>
    <style:style style:name="T21" style:family="text">
      <style:text-properties officeooo:rsid="002c9900"/>
    </style:style>
    <style:style style:name="T22" style:family="text">
      <style:text-properties officeooo:rsid="002e547f"/>
    </style:style>
    <style:style style:name="T23" style:family="text">
      <style:text-properties officeooo:rsid="002f7760"/>
    </style:style>
    <style:style style:name="T24" style:family="text">
      <style:text-properties officeooo:rsid="0038e57c"/>
    </style:style>
    <style:style style:name="T25" style:family="text">
      <style:text-properties officeooo:rsid="003ad024"/>
    </style:style>
    <style:style style:name="T26" style:family="text">
      <style:text-properties officeooo:rsid="003d6ce0"/>
    </style:style>
    <style:style style:name="T27" style:family="text">
      <style:text-properties officeooo:rsid="004378d9"/>
    </style:style>
    <style:style style:name="T28" style:family="text">
      <style:text-properties officeooo:rsid="0044a6c5"/>
    </style:style>
    <style:style style:name="T29" style:family="text">
      <style:text-properties officeooo:rsid="00461165"/>
    </style:style>
    <style:style style:name="T30" style:family="text">
      <style:text-properties officeooo:rsid="004b5318"/>
    </style:style>
    <style:style style:name="T31" style:family="text">
      <style:text-properties officeooo:rsid="004cea8c"/>
    </style:style>
    <style:style style:name="T32" style:family="text">
      <style:text-properties officeooo:rsid="004e5d38"/>
    </style:style>
    <style:style style:name="T33" style:family="text">
      <style:text-properties officeooo:rsid="005550dc"/>
    </style:style>
    <style:style style:name="T34" style:family="text">
      <style:text-properties officeooo:rsid="005558ce"/>
    </style:style>
    <style:style style:name="T35" style:family="text">
      <style:text-properties officeooo:rsid="00574371"/>
    </style:style>
    <style:style style:name="T36" style:family="text">
      <style:text-properties officeooo:rsid="005ad5dd"/>
    </style:style>
    <style:style style:name="T37" style:family="text">
      <style:text-properties officeooo:rsid="005af1ad"/>
    </style:style>
    <style:style style:name="T38" style:family="text">
      <style:text-properties officeooo:rsid="0064b08f"/>
    </style:style>
    <style:style style:name="T39" style:family="text">
      <style:text-properties officeooo:rsid="0066fbd6"/>
    </style:style>
    <style:style style:name="T40" style:family="text">
      <style:text-properties officeooo:rsid="00673266"/>
    </style:style>
    <style:style style:name="T41" style:family="text">
      <style:text-properties officeooo:rsid="00692ae5"/>
    </style:style>
    <style:style style:name="T42" style:family="text">
      <style:text-properties officeooo:rsid="006986f8"/>
    </style:style>
    <style:style style:name="T43" style:family="text">
      <style:text-properties officeooo:rsid="006b335e"/>
    </style:style>
    <style:style style:name="T44" style:family="text">
      <style:text-properties officeooo:rsid="006da85d"/>
    </style:style>
    <style:style style:name="T45" style:family="text">
      <style:text-properties officeooo:rsid="0074199c"/>
    </style:style>
    <style:style style:name="T46" style:family="text">
      <style:text-properties officeooo:rsid="0075305f"/>
    </style:style>
    <style:style style:name="T47" style:family="text">
      <style:text-properties officeooo:rsid="007801d7"/>
    </style:style>
    <style:style style:name="T48" style:family="text">
      <style:text-properties officeooo:rsid="0079908e"/>
    </style:style>
    <style:style style:name="T49" style:family="text">
      <style:text-properties officeooo:rsid="007a3f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03281515" text:style-name="WWNum4">
        <text:list-item>
          <text:h text:style-name="P7" text:outline-level="1">Andrew Cumming</text:h>
        </text:list-item>
      </text:list>
      <text:p text:style-name="Standard">Barrie, Ontario</text:p>
      <text:p text:style-name="Standard"><text:a xlink:type="simple" xlink:href="mailto:andrew.e.cumming@gmail.com" text:style-name="Internet_20_link" text:visited-style-name="Visited_20_Internet_20_Link">andrew.e.cumming@gmail.com</text:a></text:p>
      <text:p text:style-name="Standard"/>
      <text:p text:style-name="Standard"><text:span text:style-name="T1">Portfolio</text:span>: <text:tab/><text:tab/><text:tab/><text:span text:style-name="Internet_20_link">https://andrewec.github.io/</text:span></text:p>
      <text:p text:style-name="Standard"><text:span text:style-name="T1">LinkedIn</text:span>: <text:tab/><text:tab/><text:tab/><text:a xlink:type="simple" xlink:href="https://www.linkedin.com/in/andrew-cumming/" text:style-name="Internet_20_link" text:visited-style-name="Visited_20_Internet_20_Link">https://www.linkedin.com/in/andrew-cumming/</text:a></text:p>
      <text:p text:style-name="Standard"><text:span text:style-name="T1">GitHub</text:span>: <text:tab/><text:tab/><text:tab/><text:a xlink:type="simple" xlink:href="https://github.com/AndrewEC" text:style-name="Internet_20_link" text:visited-style-name="Visited_20_Internet_20_Link"><text:span text:style-name="T4">https://github.com/AndrewEC</text:span></text:a></text:p>
      <text:p text:style-name="Standard"/>
      <text:h text:style-name="Heading_20_2" text:outline-level="2">Summary</text:h>
      <text:p text:style-name="P4">I’m a professional software developer with over 6 years of experience primarily in the areas of developing Java and Node based microservices, <text:span text:style-name="T45">system integration, </text:span><text:span text:style-name="T48">continuous deployment, and production application support all within the context of a</text:span><text:span text:style-name="T49">n</text:span><text:span text:style-name="T48"> agile, often scrum like, way of working.</text:span></text:p>
      <text:list xml:id="list103628623927569" text:continue-numbering="true" text:style-name="WWNum4">
        <text:list-item>
          <text:list>
            <text:list-item>
              <text:h text:style-name="P8" text:outline-level="2">Skills</text:h>
            </text:list-item>
          </text:list>
        </text:list-item>
      </text:list>
      <text:p text:style-name="P5"><text:span text:style-name="T1">Languages</text:span>: Java, Typescript, Python, C#</text:p>
      <text:p text:style-name="P5"><text:span text:style-name="T1">Frameworks</text:span>: Spring Boot, WebFlux, Node.js, NestJS, FastAPI, Angular 2+</text:p>
      <text:p text:style-name="P5"><text:span text:style-name="T1">Cloud</text:span>: OpenStack, PCF, Bluemix, Dynatrace, Splunk, <text:span text:style-name="T46">UrbanCode Deploy, </text:span><text:span text:style-name="T47">Jenkins</text:span></text:p>
      <text:p text:style-name="P5"><text:span text:style-name="T1">Databases</text:span>: MariaDB, MySQL, MongoDB</text:p>
      <text:p text:style-name="P6"><text:span text:style-name="T3">Misc</text:span><text:span text:style-name="T45">: MS Word, MS Excel, Outlook 365, Mac OS, Windows OS, </text:span><text:span text:style-name="T46">Postman, SoapUI, Intellij, VS Code, Git, Github</text:span></text:p>
      <text:p text:style-name="Standard"/>
      <text:list xml:id="list103628502679271" text:continue-numbering="true" text:style-name="WWNum4">
        <text:list-item>
          <text:list>
            <text:list-item>
              <text:h text:style-name="P8" text:outline-level="2">Professional Experience</text:h>
            </text:list-item>
          </text:list>
        </text:list-item>
      </text:list>
      <text:h text:style-name="P10" text:outline-level="2"><text:span text:style-name="T16">Business Banking Portal Development </text:span><text:span text:style-name="T14">(API Developer/RBC) </text:span><text:span text:style-name="T15">(2019/Current)</text:span></text:h>
      <text:list xml:id="list2552575375" text:style-name="L1">
        <text:list-item>
          <text:p text:style-name="P12">Developed multiple Java/Spring Boot/<text:span text:style-name="T25">Maven</text:span> <text:span text:style-name="T23">stateless</text:span> microservices <text:span text:style-name="T24">using a scrum like methodology in 2 week sprint cycles</text:span></text:p>
        </text:list-item>
        <text:list-item>
          <text:p text:style-name="P12">Ensured product quality through the implementation of granular automated tests including unit tests, integration tests with <text:span text:style-name="T29">WireMock</text:span>, contract tests with PACT, and mutation tests using PIT, <text:span text:style-name="T30">for execution on a mature CI/CD pipeline</text:span></text:p>
        </text:list-item>
        <text:list-item>
          <text:p text:style-name="P13">Ensured application resiliency and banking portal scalability by taking <text:span text:style-name="T22">advantage</text:span> of latest Spring conventions including reactive and asynchronous paradigms, <text:span text:style-name="T32">developing</text:span><text:span text:style-name="T31"> semi-transparent proxies for caching server-to-server communications, </text:span><text:span text:style-name="T33">and </text:span><text:span text:style-name="T34">creating</text:span><text:span text:style-name="T33"> </text:span><text:span text:style-name="T34">optimized </text:span><text:span text:style-name="T33">database ORM queries, </text:span><text:span text:style-name="T34">relationships,</text:span><text:span text:style-name="T33"> and indexes</text:span></text:p>
        </text:list-item>
        <text:list-item>
          <text:p text:style-name="P14"><text:soft-page-break/>Implemented <text:span text:style-name="T36">integrations with external service provides like Verified.Me and SSO to other financial and accounting portal</text:span><text:span text:style-name="T37">s</text:span></text:p>
        </text:list-item>
        <text:list-item>
          <text:p text:style-name="P12">Applications built deployed via Jenkins and Urban Code Deploy through an automated continuous integration pipeline and hosted on the Pivotal Cloud Foundry platform</text:p>
        </text:list-item>
        <text:list-item>
          <text:p text:style-name="P16">Worked with QA and QE teams to design and setup test data for verifying complex flows <text:span text:style-name="T35">and simulating complex companies setups and legal agreements</text:span></text:p>
        </text:list-item>
        <text:list-item>
          <text:p text:style-name="P12">Debugged production level defects and issues using standard application logs and Dynatrace tracking</text:p>
        </text:list-item>
        <text:list-item>
          <text:p text:style-name="P12">Designed and implemented structured database schemas using MariaDB for features like user preferences and approval workflows with the help of Liquibase and Spring JPA</text:p>
        </text:list-item>
        <text:list-item>
          <text:p text:style-name="P17"><text:span text:style-name="T27">Expanded </text:span>communication <text:span text:style-name="T27">and presentation </text:span>skills through dedicated Ezra coach<text:span text:style-name="T28">ing sessions</text:span></text:p>
        </text:list-item>
      </text:list>
      <text:p text:style-name="P1"/>
      <text:list xml:id="list103627893977374" text:continue-list="list103628502679271" text:style-name="WWNum4">
        <text:list-item>
          <text:list>
            <text:list-item>
              <text:h text:style-name="P9" text:outline-level="2"><text:span text:style-name="T13">Online Banking Service Development </text:span><text:span text:style-name="T14">(Developer/RBC) </text:span><text:span text:style-name="T15">(2017-2019)</text:span></text:h>
            </text:list-item>
          </text:list>
        </text:list-item>
      </text:list>
      <text:list xml:id="list3830158365" text:style-name="L2">
        <text:list-item>
          <text:p text:style-name="P18"><text:span text:style-name="T7">Developed</text:span> <text:span text:style-name="T9">multiple backend services using Spring Boot and Spring MVC </text:span><text:span text:style-name="T12">with Maven </text:span><text:span text:style-name="T9">to support various online banking features like self-serve loan management, GIC purchase and renewal, and online foreign currency ordering</text:span></text:p>
        </text:list-item>
        <text:list-item>
          <text:p text:style-name="P22"><text:span text:style-name="T9">C</text:span><text:span text:style-name="T8">reated multi-channel applications that support customer and employee assisted channels utilizing LDAP/SPNEGO for automatic employee authentication</text:span></text:p>
        </text:list-item>
        <text:list-item>
          <text:p text:style-name="P19"><text:span text:style-name="T9">D</text:span><text:span text:style-name="T11">eveloped upon, and maintained, legacy Websphere applications running on a remote Windows VM</text:span></text:p>
        </text:list-item>
        <text:list-item>
          <text:p text:style-name="P15"><text:span text:style-name="T11">W</text:span><text:span text:style-name="T8">orked with internal security teams to identify and resolve application security vulnerabilities through an internal pen-testing process</text:span></text:p>
        </text:list-item>
        <text:list-item>
          <text:p text:style-name="P20">Applications <text:span text:style-name="T26">primarily </text:span><text:span text:style-name="T18">built</text:span> <text:span text:style-name="T20">and </text:span>deployed via <text:span text:style-name="T18">Jenkins and </text:span>Urban Code Deploy <text:span text:style-name="T18">through an automated continuous integration </text:span><text:span text:style-name="T10">pipeline</text:span><text:span text:style-name="T18"> </text:span>and hosted on the Bluemix platform</text:p>
        </text:list-item>
        <text:list-item>
          <text:p text:style-name="P21"><text:span text:style-name="T17">Developed, largely, in a Waterfall style methodology </text:span><text:span text:style-name="T19">with dedicated quality assurance team members</text:span></text:p>
        </text:list-item>
      </text:list>
      <text:p text:style-name="P3"/>
      <text:h text:style-name="Heading_20_2" text:outline-level="2">Developer (Co-op/<text:span text:style-name="T42">RBC</text:span>) <text:span text:style-name="T38">(2016)</text:span></text:h>
      <text:list xml:id="list4257078432" text:style-name="L3">
        <text:list-item>
          <text:p text:style-name="P23">Analyzed existing <text:span text:style-name="T39">Enterprise Java </text:span>applications running on the Websphere server on remote Windows <text:span text:style-name="T39">VMs</text:span></text:p>
        </text:list-item>
        <text:list-item>
          <text:p text:style-name="P24"><text:soft-page-break/>Developed a prototype MEAN stack application to enable developers the ability to create mock cloud server endpoints capable of dynamic and meaningful responses through simple building blocks without the need for any complex coding</text:p>
        </text:list-item>
        <text:list-item>
          <text:p text:style-name="P23">Codebase managed and revisioned through SVN <text:span text:style-name="T40">and Git</text:span></text:p>
        </text:list-item>
        <text:list-item>
          <text:p text:style-name="P23">Troubleshot <text:span text:style-name="T41">remote </text:span><text:span text:style-name="T44">Windows</text:span><text:span text:style-name="T41"> VM </text:span>development environment <text:span text:style-name="T41">issues</text:span></text:p>
        </text:list-item>
        <text:list-item>
          <text:p text:style-name="P23">Developed <text:span text:style-name="T39">stories </text:span>using the standard waterfall methodologies</text:p>
        </text:list-item>
      </text:list>
      <text:h text:style-name="P11" text:outline-level="2">Technical System Analyst (Co-op/RBC) (2015)</text:h>
      <text:list xml:id="list2084379330" text:style-name="L4">
        <text:list-item>
          <text:p text:style-name="P25"><text:span text:style-name="T42">Created a </text:span>prototype Android Wearable based <text:span text:style-name="T42">app</text:span> for making ATM withdrawals in a more convenient and quick manner without the use of a typical debit card</text:p>
        </text:list-item>
        <text:list-item>
          <text:p text:style-name="P26">Created a prototype web application for polling, similar to Straw Poll, for gathering feedback and questions during live presentations using Angular 1 + MongoDB and hosted on a private Bluemix cloud instance</text:p>
        </text:list-item>
        <text:list-item>
          <text:p text:style-name="P25">Adapted feature base, and expanded existing features, based on <text:span text:style-name="T43">internal </text:span>client feedback and changing requirements</text:p>
        </text:list-item>
        <text:list-item>
          <text:p text:style-name="P27">Developed in an informal think-tank like structure</text:p>
        </text:list-item>
      </text:list>
      <text:p text:style-name="Text_20_body"/>
      <text:list xml:id="list103627787972815" text:continue-list="list103627893977374" text:style-name="WWNum4">
        <text:list-item>
          <text:list>
            <text:list-item>
              <text:h text:style-name="P8" text:outline-level="2">Employment History</text:h>
            </text:list-item>
          </text:list>
        </text:list-item>
      </text:list>
      <text:p text:style-name="Standard">Royal Bank of Canada – Toronto, Ontario</text:p>
      <text:p text:style-name="Standard"><text:span text:style-name="T1">Developer</text:span> (Spring Boot/Angular) – 2019 <text:span text:style-name="T21">(Current)</text:span></text:p>
      <text:p text:style-name="Standard"/>
      <text:p text:style-name="Standard">Royal Bank of Canada – Toronto, Ontario</text:p>
      <text:p text:style-name="Standard"><text:span text:style-name="T1">Developer</text:span><text:span text:style-name="T5"> (Spring MVC/Sprint Boot/J2EE) –</text:span><text:span text:style-name="T1"> </text:span><text:span text:style-name="T6">2017</text:span> – <text:span text:style-name="T21">2019</text:span></text:p>
      <text:p text:style-name="Standard"/>
      <text:p text:style-name="P2">Royal Bank of Canada – Toronto, Ontario</text:p>
      <text:p text:style-name="P2"><text:span text:style-name="T2">Developer </text:span><text:span text:style-name="T6">(Co-op)</text:span><text:span text:style-name="T1"> </text:span><text:span text:style-name="T5">–</text:span><text:span text:style-name="T1"> </text:span><text:span text:style-name="T6">2016</text:span></text:p>
      <text:p text:style-name="Standard"/>
      <text:p text:style-name="Standard">Royal Bank of Canada – Toronto, Ontario</text:p>
      <text:p text:style-name="P2"><text:span text:style-name="T1">Technical Systems Analyst </text:span><text:span text:style-name="T6">(Co-op) </text:span><text:span text:style-name="T5">–</text:span><text:span text:style-name="T1"> </text:span>2015</text:p>
      <text:p text:style-name="Standard"/>
      <text:p text:style-name="Standard">Royal Bank of Canada – Toronto, Ontario</text:p>
      <text:p text:style-name="P2"><text:span text:style-name="T1">IT Accessibility </text:span><text:span text:style-name="T6">(Co-op) </text:span>– 2015</text:p>
      <text:p text:style-name="Standard"/>
      <text:p text:style-name="Standard">Ministry of Community and Social Services – Toronto, Ontario</text:p>
      <text:p text:style-name="P2"><text:span text:style-name="T1">Technology Accessibility Analyst</text:span> <text:span text:style-name="T6">(Co-op) </text:span>– 2014</text:p>
      <text:p text:style-name="Standard"/>
      <text:list xml:id="list103629065421779" text:continue-numbering="true" text:style-name="WWNum4">
        <text:list-item>
          <text:list>
            <text:list-item>
              <text:h text:style-name="P8" text:outline-level="2"><text:soft-page-break/>Education</text:h>
            </text:list-item>
          </text:list>
        </text:list-item>
      </text:list>
      <text:p text:style-name="Standard"><text:span text:style-name="T1">Centennial College</text:span><text:span text:style-name="T5"> – Toronto, Ontario</text:span></text:p>
      <text:p text:style-name="Standard"><text:span text:style-name="T1">Software Engineering Technology</text:span>, 2012 to 2016 – Advanced Diplo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4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4"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5"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46"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47"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8"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49"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5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3"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54"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55"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56"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57"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8"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9"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6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1"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62"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63"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64"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65"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66"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6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68"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69"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7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72"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73"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74"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75"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76"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7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78"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79"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8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82"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83"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84"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85"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86"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8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8"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9"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9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9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92"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93"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94"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95"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96"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04T19:31:53</meta:creation-date>
    <dc:language>en-US</dc:language>
    <dc:date>2022-06-16T10:36:27.301000000</dc:date>
    <meta:editing-cycles>136</meta:editing-cycles>
    <meta:editing-duration>PT5H38M23S</meta:editing-duration>
    <meta:generator>LibreOffice/7.3.2.2$Windows_X86_64 LibreOffice_project/49f2b1bff42cfccbd8f788c8dc32c1c309559be0</meta:generator>
    <meta:document-statistic meta:table-count="0" meta:image-count="0" meta:object-count="0" meta:page-count="4" meta:paragraph-count="59" meta:word-count="686" meta:character-count="5011" meta:non-whitespace-character-count="4384"/>
  </office:meta>
</office:document-meta>
</file>